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49D453FE04.png" manifest:media-type="image/png"/>
  <manifest:file-entry manifest:full-path="Pictures/10000F5D0000522400007421777D23E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2" style:family="graphic" style:parent-style-name="standard">
      <style:graphic-properties draw:stroke="none" draw:stroke-dash="Fine_20_Dashed" svg:stroke-width="0.03cm" draw:marker-start-width="0.245cm" draw:marker-end-width="0.245cm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0.6cm"/>
    </style:style>
    <style:style style:name="gr10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ffffff" draw:fill="solid" draw:fill-color="#ffffff" draw:opacity="60%" draw:textarea-horizontal-align="justify" draw:textarea-vertical-align="middle" draw:auto-grow-height="false" draw:shadow-opacity="60%"/>
    </style:style>
    <style:style style:name="gr14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fo:min-height="0.6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99ff"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fo:font-size="16pt" style:font-size-asian="16pt" style:font-size-complex="16pt"/>
    </style:style>
    <style:style style:name="P5" style:family="paragraph">
      <style:text-properties style:font-name="DejaVu Sans Mono1" fo:font-size="8pt" style:font-size-asian="8pt" style:font-size-complex="8pt"/>
    </style:style>
    <style:style style:name="P6" style:family="paragraph">
      <style:paragraph-properties fo:text-align="center"/>
      <style:text-properties fo:color="#cc0000" style:font-name="DejaVu Sans" fo:font-size="10pt" style:font-size-asian="10pt" style:font-size-complex="10pt"/>
    </style:style>
    <style:style style:name="P7" style:family="paragraph">
      <style:paragraph-properties fo:text-align="center"/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>
      <style:text-properties fo:color="#3399ff" style:font-name="DejaVu Sans"/>
    </style:style>
    <style:style style:name="T1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2" style:family="text">
      <style:text-properties fo:color="#3399ff" style:font-name="DejaVu Sans" fo:font-size="10pt" style:font-size-asian="10pt" style:font-size-complex="10pt"/>
    </style:style>
    <style:style style:name="T3" style:family="text">
      <style:text-properties style:font-name="DejaVu Sans Mono1" fo:font-size="8pt" style:font-size-asian="8pt" style:font-size-complex="8pt"/>
    </style:style>
    <style:style style:name="T4" style:family="text">
      <style:text-properties fo:color="#cc0000" style:font-name="DejaVu Sans" fo:font-size="10pt" style:font-size-asian="10pt" style:font-size-complex="10pt"/>
    </style:style>
    <style:style style:name="T5" style:family="text"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3399ff"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cm" svg:height="3.2cm" svg:x="2.8cm" svg:y="6.9cm">
            <text:p/>
            <draw:enhanced-geometry svg:viewBox="0 0 21600 21600" draw:mirror-vertical="true" draw:mirror-horizontal="false" draw:text-areas="800 800 20800 20800" draw:type="round-rectangular-callout" draw:modifiers="4109.87786586672 28172.44611059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" draw:text-style-name="P1" draw:layer="layout" svg:width="14.5cm" svg:height="1.9cm" svg:x="2.5cm" svg:y="8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cm" svg:height="0.7cm" svg:x="3.909cm" svg:y="2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cm" svg:height="0.2cm" svg:x="3.909cm" svg:y="3.3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6cm" svg:height="0.6cm" svg:x="5.71cm" svg:y="3.295cm">
            <text:p><text:span text:style-name="T1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5" draw:text-style-name="P1" draw:layer="layout" svg:width="0.466cm" svg:height="0.309cm" draw:transform="skewX (0.148178453494319) rotate (0.539132205941048) translate (5.8873411208034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6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2" draw:layer="layout" svg:width="1.9cm" svg:height="0.7cm" svg:x="4.008cm" svg:y="7.493cm">
          <text:p text:style-name="P1"><text:span text:style-name="T2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9cm" svg:height="0.2cm" svg:x="4.008cm" svg:y="8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9cm" svg:height="1cm" svg:x="4.008cm" svg:y="8.493cm">
          <text:p text:style-name="P1"><text:span text:style-name="T2">Workshop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5.708cm" svg:y="8.093cm">
          <text:p><text:span text:style-name="T1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5" draw:text-style-name="P1" draw:layer="layout" svg:width="0.466cm" svg:height="0.309cm" draw:transform="skewX (0.148178453494319) rotate (0.539132205941048) translate (5.88734112080345cm 7.8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6.908cm 7.6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9" draw:text-style-name="P5" draw:layer="layout" svg:width="14.1cm" svg:height="12.646cm" svg:x="-14.392cm" svg:y="0.116cm">
          <draw:text-box>
            <text:p><text:span text:style-name="T3">(*****************************************************************************</text:span></text:p>
            <text:p><text:span text:style-name="T3"><text:s/></text:span><text:span text:style-name="T3">* OCL 2015</text:span></text:p>
            <text:p><text:span text:style-name="T3"><text:s/></text:span><text:span text:style-name="T3">*</text:span></text:p>
            <text:p><text:span text:style-name="T3"><text:s/></text:span><text:span text:style-name="T3">* Copyright (c) 2013-2015 Université Paris-Sud, France</text:span></text:p>
            <text:p><text:span text:style-name="T3"><text:s/></text:span><text:span text:style-name="T3">* <text:s text:c="14"/>2013-2015 IRT SystemX, France</text:span></text:p>
            <text:p><text:span text:style-name="T3"><text:s/></text:span><text:span text:style-name="T3">*</text:span></text:p>
            <text:p><text:span text:style-name="T3"><text:s/></text:span><text:span text:style-name="T3">* All rights reserved.</text:span></text:p>
            <text:p><text:span text:style-name="T3"><text:s/></text:span><text:span text:style-name="T3">*</text:span></text:p>
            <text:p><text:span text:style-name="T3"><text:s/></text:span><text:span text:style-name="T3">* Redistribution and use in source and binary forms, with or without</text:span></text:p>
            <text:p><text:span text:style-name="T3"><text:s/></text:span><text:span text:style-name="T3">* modification, are permitted provided that the following conditions are</text:span></text:p>
            <text:p><text:span text:style-name="T3"><text:s/></text:span><text:span text:style-name="T3">* met:</text:span></text:p>
            <text:p><text:span text:style-name="T3"><text:s/></text:span><text:span text:style-name="T3">*</text:span></text:p>
            <text:p><text:span text:style-name="T3"><text:s/></text:span><text:span text:style-name="T3">* <text:s text:c="4"/>* Redistributions of source code must retain the above copyright</text:span></text:p>
            <text:p><text:span text:style-name="T3"><text:s/></text:span><text:span text:style-name="T3">* <text:s text:c="6"/>notice, this list of conditions and the following disclaimer.</text:span></text:p>
            <text:p><text:span text:style-name="T3"><text:s/></text:span><text:span text:style-name="T3">*</text:span></text:p>
            <text:p><text:span text:style-name="T3"><text:s/></text:span><text:span text:style-name="T3">* <text:s text:c="4"/>* Redistributions in binary form must reproduce the above</text:span></text:p>
            <text:p><text:span text:style-name="T3"><text:s/></text:span><text:span text:style-name="T3">* <text:s text:c="6"/>copyright notice, this list of conditions and the following</text:span></text:p>
            <text:p><text:span text:style-name="T3"><text:s/></text:span><text:span text:style-name="T3">* <text:s text:c="6"/>disclaimer in the documentation and/or other materials provided</text:span></text:p>
            <text:p><text:span text:style-name="T3"><text:s/></text:span><text:span text:style-name="T3">* <text:s text:c="6"/>with the distribution.</text:span></text:p>
            <text:p><text:span text:style-name="T3"><text:s/></text:span><text:span text:style-name="T3">*</text:span></text:p>
            <text:p><text:span text:style-name="T3"><text:s/></text:span><text:span text:style-name="T3">* <text:s text:c="4"/>* Neither the name of the copyright holders nor the names of its</text:span></text:p>
            <text:p><text:span text:style-name="T3"><text:s/></text:span><text:span text:style-name="T3">* <text:s text:c="6"/>contributors may be used to endorse or promote products derived</text:span></text:p>
            <text:p><text:span text:style-name="T3"><text:s/></text:span><text:span text:style-name="T3">* <text:s text:c="6"/>from this software without specific prior written permission.</text:span></text:p>
            <text:p><text:span text:style-name="T3"><text:s/></text:span><text:span text:style-name="T3">*</text:span></text:p>
            <text:p><text:span text:style-name="T3"><text:s/></text:span><text:span text:style-name="T3">* THIS SOFTWARE IS PROVIDED BY THE COPYRIGHT HOLDERS AND CONTRIBUTORS</text:span></text:p>
            <text:p><text:span text:style-name="T3"><text:s/></text:span><text:span text:style-name="T3">* "AS IS" AND ANY EXPRESS OR IMPLIED WARRANTIES, INCLUDING, BUT NOT</text:span></text:p>
            <text:p><text:span text:style-name="T3"><text:s/></text:span><text:span text:style-name="T3">* LIMITED TO, THE IMPLIED WARRANTIES OF MERCHANTABILITY AND FITNESS FOR</text:span></text:p>
            <text:p><text:span text:style-name="T3"><text:s/></text:span><text:span text:style-name="T3">* A PARTICULAR PURPOSE ARE DISCLAIMED. IN NO EVENT SHALL THE COPYRIGHT</text:span></text:p>
            <text:p><text:span text:style-name="T3"><text:s/></text:span><text:span text:style-name="T3">* OWNER OR CONTRIBUTORS BE LIABLE FOR ANY DIRECT, INDIRECT, INCIDENTAL,</text:span></text:p>
            <text:p><text:span text:style-name="T3"><text:s/></text:span><text:span text:style-name="T3">* SPECIAL, EXEMPLARY, OR CONSEQUENTIAL DAMAGES (INCLUDING, BUT NOT</text:span></text:p>
            <text:p><text:span text:style-name="T3"><text:s/></text:span><text:span text:style-name="T3">* LIMITED TO, PROCUREMENT OF SUBSTITUTE GOODS OR SERVICES; LOSS OF USE,</text:span></text:p>
            <text:p><text:span text:style-name="T3"><text:s/></text:span><text:span text:style-name="T3">* DATA, OR PROFITS; OR BUSINESS INTERRUPTION) HOWEVER CAUSED AND ON ANY</text:span></text:p>
            <text:p><text:span text:style-name="T3"><text:s/></text:span><text:span text:style-name="T3">* THEORY OF LIABILITY, WHETHER IN CONTRACT, STRICT LIABILITY, OR TORT</text:span></text:p>
            <text:p><text:span text:style-name="T3"><text:s/></text:span><text:span text:style-name="T3">* (INCLUDING NEGLIGENCE OR OTHERWISE) ARISING IN ANY WAY OUT OF THE USE</text:span></text:p>
            <text:p><text:span text:style-name="T3"><text:s/></text:span><text:span text:style-name="T3">* OF THIS SOFTWARE, EVEN IF ADVISED OF THE POSSIBILITY OF SUCH DAMAGE.</text:span></text:p>
            <text:p><text:span text:style-name="T3"><text:s/></text:span><text:span text:style-name="T3">******************************************************************************)</text:span></text:p>
            <text:p><text:span text:style-name="T3"/></text:p>
          </draw:text-box>
        </draw:frame>
        <draw:custom-shape draw:style-name="gr8" draw:text-style-name="P6" draw:layer="layout" svg:width="2cm" svg:height="1cm" svg:x="6.908cm" svg:y="-1.314cm">
          <text:p text:style-name="P1"><text:span text:style-name="T4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cm" svg:height="1cm" svg:x="9.908cm" svg:y="-1.314cm">
          <text:p text:style-name="P1"><text:span text:style-name="T2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0.7cm" svg:x="9.908cm" svg:y="-2.3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cm" svg:height="1cm" svg:x="6.908cm" svg:y="8.479cm">
          <text:p text:style-name="P1"><text:span text:style-name="T2">MoDELS</text:span></text:p>
          <text:p text:style-name="P1"><text:span text:style-name="T2">Annou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6.908cm" svg:y="7.479cm">
          <text:p text:style-name="P1"><text:span text:style-name="T2">April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cm" svg:height="0.2cm" svg:x="6.908cm" svg:y="8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1.709cm" svg:y="-1.706cm">
          <text:p><text:span text:style-name="T1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8.709cm" svg:y="8.094cm">
          <text:p><text:span text:style-name="T1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4" draw:text-style-name="P2" draw:layer="layout" svg:width="2cm" svg:height="0.7cm" draw:transform="rotate (0.416086493675448) translate (8.419cm 10.314cm)">
              <text:p text:style-name="P1"><text:span text:style-name="T2">July 1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2cm" svg:height="0.2cm" draw:transform="rotate (0.416086493675448) translate (8.702cm 10.9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" draw:layer="layout" svg:width="2cm" svg:height="2.83cm" draw:transform="rotate (0.416086493675448) translate (9.804cm 9.274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frame draw:style-name="gr12" draw:text-style-name="P1" draw:layer="layout" svg:width="2cm" svg:height="2.83cm" draw:transform="rotate (0.416086493675448) translate (6.727cm 10.634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custom-shape draw:style-name="gr8" draw:text-style-name="P7" draw:layer="layout" svg:width="2cm" svg:height="1cm" draw:transform="rotate (0.416086493675448) translate (8.781cm 11.182cm)">
              <text:p text:style-name="P1"><text:span text:style-name="T5">Super</text:span></text:p>
              <text:p text:style-name="P1"><text:span text:style-name="T5">Fri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" draw:text-style-name="P4" draw:layer="layout" svg:width="0.6cm" svg:height="0.6cm" draw:transform="rotate (0.416086493675448) translate (10.312cm 10.143cm)">
            <text:p><text:span text:style-name="T1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5" draw:text-style-name="P1" draw:layer="layout" svg:width="0.466cm" svg:height="0.309cm" draw:transform="skewX (0.148178453494319) rotate (0.539132205941048) translate (14.8873411208034cm 7.8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5.908cm 7.6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8" draw:text-style-name="P7" draw:layer="layout" svg:width="2cm" svg:height="1cm" svg:x="12.908cm" svg:y="8.486cm">
          <text:p text:style-name="P1"><text:span text:style-name="T5">Paper</text:span></text:p>
          <text:p text:style-name="P1"><text:span text:style-name="T5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2.908cm" svg:y="7.486cm">
          <text:p text:style-name="P1"><text:span text:style-name="T2">July 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cm" svg:height="0.2cm" svg:x="12.908cm" svg:y="8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4.71cm" svg:y="8.095cm">
          <text:p><text:span text:style-name="T1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1cm" svg:x="15.908cm" svg:y="-1.314cm">
          <text:p text:style-name="P1"><text:span text:style-name="T5">Camera</text:span></text:p>
          <text:p text:style-name="P1"><text:span text:style-name="T5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5.908cm" svg:y="-2.314cm">
          <text:p text:style-name="P1"><text:span text:style-name="T2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cm" svg:height="0.2cm" svg:x="15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1" draw:layer="layout" svg:width="1.319cm" svg:height="0.852cm" draw:transform="skewX (0.129677963423179) rotate (1.93696640386331) translate (12.0246764222947cm 9.33368831691906cm)" svg:viewBox="0 0 1320 853" svg:d="M0 148c220 116 220 116 328-119 109-237-214 1065 113 353 324-709 4 593 220 119 217-475 111 355 221 118 107-237 218 118 218 118l220 116">
            <text:p/>
          </draw:path>
          <draw:custom-shape draw:style-name="gr6" draw:text-style-name="P1" draw:layer="layout" svg:width="0.4cm" svg:height="0.5cm" draw:transform="rotate (-1.5707963267949) translate (12.908cm 7.69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path draw:style-name="gr5" draw:text-style-name="P1" draw:layer="layout" svg:width="2.47cm" svg:height="0.335cm" draw:transform="skewX (-0.986111027376796) rotate (-0.202807259081742) translate (8.82515018539123cm 7.79992020237371cm)" svg:viewBox="0 0 2471 336" svg:d="M0 58c413 46 413 46 614-46 206-94-402 419 211 139 609-280 6 233 413 46 408-187 207 140 413 47 201-94 407 47 407 47l413 45">
              <text:p/>
            </draw:path>
          </draw:g>
          <draw:custom-shape draw:style-name="gr6" draw:text-style-name="P1" draw:layer="layout" svg:width="0.4cm" svg:height="0.5cm" draw:transform="rotate (2.53788326532495) translate (11.708cm 9.25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3" draw:text-style-name="P1" draw:layer="layout" svg:width="14.3cm" svg:height="9.5cm" svg:x="2.7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cm" svg:height="1cm" svg:x="9.908cm" svg:y="3.693cm">
          <text:p text:style-name="P1"><text:span text:style-name="T2">Early</text:span></text:p>
          <text:p text:style-name="P1"><text:span text:style-name="T2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cm" svg:height="1cm" svg:x="15.908cm" svg:y="3.693cm">
          <text:p text:style-name="P1"><text:span text:style-name="T5">OCL 2015</text:span></text:p>
          <text:p text:style-name="P1"><text:span text:style-name="T5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9.908cm" svg:y="2.693cm">
          <text:p text:style-name="P1"><text:span text:style-name="T2">Aug.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cm" svg:height="0.2cm" svg:x="9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5.908cm" svg:y="2.693cm">
          <text:p text:style-name="P1"><text:span text:style-name="T2">Sept. 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cm" svg:height="0.2cm" svg:x="15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1" draw:layer="layout" svg:width="0.466cm" svg:height="0.309cm" draw:transform="skewX (0.148178453494319) rotate (0.539132205941048) translate (11.886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2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8" draw:text-style-name="P6" draw:layer="layout" svg:width="2cm" svg:height="1cm" svg:x="6.908cm" svg:y="3.679cm">
          <text:p text:style-name="P1"><text:span text:style-name="T4">Author</text:span></text:p>
          <text:p text:style-name="P1"><text:span text:style-name="T4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cm" svg:height="0.7cm" svg:x="6.908cm" svg:y="2.679cm">
          <text:p text:style-name="P1"><text:span text:style-name="T4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cm" svg:height="0.2cm" svg:x="6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1" draw:layer="layout" svg:width="0.466cm" svg:height="0.309cm" draw:transform="skewX (0.148178453494319) rotate (0.539132205941048) translate (8.887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9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8" draw:text-style-name="P7" draw:layer="layout" svg:width="2cm" svg:height="1.421cm" svg:x="12.908cm" svg:y="3.679cm">
          <text:p text:style-name="P1"><text:span text:style-name="T5">MoDELS 2015</text:span></text:p>
          <text:p text:style-name="P1"><text:span text:style-name="T5">Ottawa</text:span></text:p>
          <text:p text:style-name="P1"><text:span text:style-name="T5">(until Oct.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2.908cm" svg:y="2.679cm">
          <text:p text:style-name="P1"><text:span text:style-name="T2">Sept. 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cm" svg:height="0.2cm" svg:x="12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1" draw:layer="layout" svg:width="0.466cm" svg:height="0.309cm" draw:transform="skewX (0.148178453494319) rotate (0.539132205941048) translate (14.8873411208034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5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5" draw:text-style-name="P8" draw:layer="layout" svg:width="2.208cm" svg:height="0.996cm" svg:x="2cm" svg:y="2.593cm">
          <draw:text-box>
            <text:p><text:span text:style-name="T6">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77"/>
  </office:meta>
</office:document-meta>
</file>